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bce0e" officeooo:paragraph-rsid="002bce0e"/>
    </style:style>
    <style:style style:name="P2" style:family="paragraph" style:parent-style-name="Standard">
      <style:text-properties officeooo:rsid="002a5171" officeooo:paragraph-rsid="002ea6bc"/>
    </style:style>
    <style:style style:name="P3" style:family="paragraph" style:parent-style-name="Standard">
      <style:text-properties officeooo:rsid="002a5171" officeooo:paragraph-rsid="002eae9c"/>
    </style:style>
    <style:style style:name="P4" style:family="paragraph" style:parent-style-name="Standard">
      <style:text-properties officeooo:rsid="002ea6bc" officeooo:paragraph-rsid="002ea6bc"/>
    </style:style>
    <style:style style:name="P5" style:family="paragraph" style:parent-style-name="Standard">
      <style:text-properties officeooo:rsid="002ea6bc" officeooo:paragraph-rsid="002eae9c"/>
    </style:style>
    <style:style style:name="P6" style:family="paragraph" style:parent-style-name="Standard">
      <style:text-properties officeooo:rsid="002eae9c" officeooo:paragraph-rsid="002eae9c"/>
    </style:style>
    <style:style style:name="P7" style:family="paragraph" style:parent-style-name="Standard">
      <style:text-properties officeooo:rsid="002eae9c" officeooo:paragraph-rsid="002f74e0"/>
    </style:style>
    <style:style style:name="P8" style:family="paragraph" style:parent-style-name="Standard">
      <style:text-properties officeooo:rsid="002f74e0" officeooo:paragraph-rsid="002f74e0"/>
    </style:style>
    <style:style style:name="P9" style:family="paragraph" style:parent-style-name="Standard">
      <style:text-properties officeooo:rsid="002f74e0" officeooo:paragraph-rsid="00311de7"/>
    </style:style>
    <style:style style:name="P10" style:family="paragraph" style:parent-style-name="Standard">
      <style:text-properties officeooo:rsid="002bce0e" officeooo:paragraph-rsid="002bce0e"/>
    </style:style>
    <style:style style:name="P11" style:family="paragraph" style:parent-style-name="Standard">
      <style:text-properties officeooo:rsid="002c8463" officeooo:paragraph-rsid="0030861a"/>
    </style:style>
    <style:style style:name="P12" style:family="paragraph" style:parent-style-name="Standard">
      <style:text-properties officeooo:rsid="002c8463" officeooo:paragraph-rsid="00311de7"/>
    </style:style>
    <style:style style:name="P13" style:family="paragraph" style:parent-style-name="Standard">
      <style:text-properties officeooo:rsid="002c8463" officeooo:paragraph-rsid="003284fe"/>
    </style:style>
    <style:style style:name="P14" style:family="paragraph" style:parent-style-name="Standard">
      <style:text-properties officeooo:rsid="0030861a" officeooo:paragraph-rsid="0030861a"/>
    </style:style>
    <style:style style:name="P15" style:family="paragraph" style:parent-style-name="Standard">
      <style:text-properties officeooo:rsid="0030861a" officeooo:paragraph-rsid="00311de7"/>
    </style:style>
    <style:style style:name="P16" style:family="paragraph" style:parent-style-name="Standard">
      <style:text-properties officeooo:rsid="00311de7" officeooo:paragraph-rsid="00311de7"/>
    </style:style>
    <style:style style:name="T1" style:family="text">
      <style:text-properties officeooo:rsid="002d8aee"/>
    </style:style>
    <style:style style:name="T2" style:family="text">
      <style:text-properties officeooo:rsid="002eae9c"/>
    </style:style>
    <style:style style:name="T3" style:family="text">
      <style:text-properties officeooo:rsid="002f74e0"/>
    </style:style>
    <style:style style:name="T4" style:family="text">
      <style:text-properties officeooo:rsid="003062a9"/>
    </style:style>
    <style:style style:name="T5" style:family="text">
      <style:text-properties officeooo:rsid="0030861a"/>
    </style:style>
    <style:style style:name="T6" style:family="text">
      <style:text-properties officeooo:rsid="00311de7"/>
    </style:style>
    <style:style style:name="T7" style:family="text">
      <style:text-properties officeooo:rsid="003284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3">*Оппл возвращаясь домой встретил соседа*</text:p>
      <text:p text:style-name="P3">*<text:span text:style-name="T2">Взгляд у соседа тяжёлый, они встретились глазами и повисла тишина</text:span>*</text:p>
      <text:p text:style-name="P6">Сосед: …</text:p>
      <text:p text:style-name="P6">Оппл: …</text:p>
      <text:p text:style-name="P6">Сосед: Беги!</text:p>
      <text:p text:style-name="P3">*<text:span text:style-name="T2">Оппл немедленно тронулся с места и побежал</text:span>*</text:p>
      <text:p text:style-name="P3">*****</text:p>
      <text:p text:style-name="P3">*Оппл бежал по разным периулкам, но появилась SongWhisper*</text:p>
      <text:p text:style-name="P3">*<text:span text:style-name="T2">Оппл остановился </text:span><text:span text:style-name="T3">с разъярённым видом</text:span>*</text:p>
      <text:p text:style-name="P6">Оппл: Это ты во всём виновата! Это ты убила ХХХ</text:p>
      <text:p text:style-name="P6">Whispersong: Хе-хе-хе. <text:span text:style-name="T3">Это я!</text:span></text:p>
      <text:p text:style-name="P6">*<text:span text:style-name="T3">Оппл пытается затаранить убегающую Whispersong</text:span>*</text:p>
      <text:p text:style-name="P8">Оппл: Это ты убила тех пони в пещере!</text:p>
      <text:p text:style-name="P7">Whispersong: <text:span text:style-name="T3">Ага, это я!</text:span></text:p>
      <text:p text:style-name="P7">*<text:span text:style-name="T3">Оппл пытается затаранить убегающую Whispersong</text:span>*</text:p>
      <text:p text:style-name="P8">Оппл: Ты…</text:p>
      <text:p text:style-name="P8">Whispersong: Я и Ты!</text:p>
      <text:p text:style-name="P8">Оппл: НЕТ!</text:p>
      <text:p text:style-name="P8">Whispersong: Да, ты!</text:p>
      <text:p text:style-name="P7">*<text:span text:style-name="T3">Оппл пытается затаранить убегающую Whispersong</text:span>*</text:p>
      <text:p text:style-name="P2">*<text:span text:style-name="T3">Кадр сменяется наверх</text:span>*</text:p>
      <text:p text:style-name="P4">Пегас 1 male: Вот он!</text:p>
      <text:p text:style-name="P4">Пегас 2 mare: Погоди</text:p>
      <text:p text:style-name="P5">Пегас 1 male: …</text:p>
      <text:p text:style-name="P5">Пегас 2 mare: ...</text:p>
      <text:p text:style-name="P4">Пегас 1 male: Зачем он кружит кругами туда сюда?</text:p>
      <text:p text:style-name="P4">Пегас 2 mare: Думать не наша задача! Мы достаточно увидели, за дело!</text:p>
      <text:p text:style-name="P2">*<text:span text:style-name="T4">Оба пегаса сильным тараном вырубают Оппла</text:span>*</text:p>
      <text:p text:style-name="P2">*****</text:p>
      <text:p text:style-name="P1">Где-то между Кантерлотом и Домом:</text:p>
      <text:p text:style-name="P1">В каком-то сарае, где была кучка пегасов и Crystal Wing. Оппл был связанным.</text:p>
      <text:p text:style-name="P11">Crystal Wing: <text:span text:style-name="T5">Куда ты дел настоящие артефакты Silver Breezeswirl?</text:span></text:p>
      <text:p text:style-name="P14">Оппл: Все её артефакты, кроме того, я их передал твоему подчинённому.</text:p>
      <text:p text:style-name="P11">Crystal Wing: <text:span text:style-name="T5">Ложь! Все они были fool’s артифактами качественной пробы! Даже я далеко не сразу это распознал.</text:span></text:p>
      <text:p text:style-name="P11">*<text:span text:style-name="T6">кто-то из пегасов дал ему пощёчину крылом</text:span>*</text:p>
      <text:p text:style-name="P12">Crystal Wing: <text:span text:style-name="T6">Куда ты дел тот артефакт из пещеры? </text:span></text:p>
      <text:p text:style-name="P12">*<text:span text:style-name="T6">кто-то из пегасов дал ему пощёчину крылом</text:span>*</text:p>
      <text:p text:style-name="P12">Crystal Wing: <text:span text:style-name="T6">И почему смерть ХХХ была от тогоже редкого магического элемента, что и этого артефакта из пещеры, хотя ты сам к этой магией явно не склонен? </text:span></text:p>
      <text:p text:style-name="P15">Оппл: …</text:p>
      <text:p text:style-name="P12">Crystal Wing: <text:span text:style-name="T6">А знаешь, этот предатель СОСЕД, отдал должное пегасам! </text:span></text:p>
      <text:p text:style-name="P15">Оппл: <text:span text:style-name="T6">(яростно) Что вы с ним сделали??? </text:span></text:p>
      <text:p text:style-name="P12">Crystal Wing: … <text:span text:style-name="T6">он послужил отличной радугой!</text:span></text:p>
      <text:p text:style-name="P16">*Ярость захлестнула Оппла*</text:p>
      <text:p text:style-name="P9">Whispersong: <text:span text:style-name="T6">Let me handle it!</text:span></text:p>
      <text:p text:style-name="P9">*<text:span text:style-name="T6">У Оппла зажглись глаза</text:span>*</text:p>
      <text:p text:style-name="P12">Crystal Wing: <text:span text:style-name="T6">Сила артефакта трёх драконов!</text:span></text:p>
      <text:p text:style-name="P12">*Crystal Wing <text:span text:style-name="T6">немедля раскрыл свой плащ и оттуда показались десятки разных артефактов. Он применил пару артефактов защиты в виде щита и магического купола</text:span>*</text:p>
      <text:p text:style-name="P12"><text:soft-page-break/>*<text:span text:style-name="T6">Оппл начал применять магию того артефакта. Часть снарядов отскакивали в других пегасов, а часть начали пробивали первый щит, полностью его разбив, Оппл применив в полную магию пробил и купол выстрелив смертельно в голову</text:span>*</text:p>
      <text:p text:style-name="P12">*<text:span text:style-name="T6">За секунду до этого, в этот момент появился </text:span><text:span text:style-name="T1">Dreamspinner </text:span><text:span text:style-name="T6">с другими единорогами</text:span>*</text:p>
      <text:p text:style-name="P12"><text:span text:style-name="T1">Dreamspinner: <text:s/>Crystal Wing!</text:span></text:p>
      <text:p text:style-name="P12">*<text:span text:style-name="T6">На лицах пегасов была ярость, они были готовы сорваться на Оппла, если бы не появились пегасы, их яростные лица направились ко всем пришедшим</text:span>*</text:p>
      <text:p text:style-name="P12">*<text:span text:style-name="T6">Оппл взглянул грустно на </text:span><text:span text:style-name="T1">Dreamspinner </text:span><text:span text:style-name="T6">и телепортировался оттуда</text:span>*</text:p>
      <text:p text:style-name="P12">*<text:span text:style-name="T1">Dreamspinner </text:span><text:span text:style-name="T6">хотел было поймать его, но смотря на пегасов сказал</text:span>*</text:p>
      <text:p text:style-name="P13"><text:span text:style-name="T1">Dreamspinner: </text:span><text:span text:style-name="T6">(Неуверенно, но буд-то зачитывает зазубренное когда-то)Ннн-на правах атакующей стороны, </text:span><text:span text:style-name="T7">я </text:span><text:span text:style-name="T1">Dreamspinner, </text:span><text:span text:style-name="T7">оглашаю место и скорое время первой битвы…</text:span></text:p>
      <text:p text:style-name="P13">*<text:span text:style-name="T7">Сцена Fadeaway, остаётся лишь один </text:span><text:span text:style-name="T1">Dreamspinner</text:span>*</text:p>
      <text:p text:style-name="P13"><text:span text:style-name="T1">Dreamspinner: <text:s/>Crystal Wing… </text:span><text:span text:style-name="T7">Ты был прав! Но теперь это уже не важно.</text:span></text:p>
      <text:p text:style-name="Standard">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7.3.7.2$Linux_X86_64 LibreOffice_project/30$Build-2</meta:generator>
    <dc:date>2024-10-22T21:56:46.822311110</dc:date>
    <meta:editing-duration>PT2H36M23S</meta:editing-duration>
    <meta:editing-cycles>29</meta:editing-cycles>
    <meta:document-statistic meta:table-count="0" meta:image-count="0" meta:object-count="0" meta:page-count="2" meta:paragraph-count="58" meta:word-count="442" meta:character-count="2853" meta:non-whitespace-character-count="2463"/>
  </office:meta>
</office:document-meta>
</file>